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mm"/>
    </style:style>
    <style:style style:name="co2" style:family="table-column">
      <style:table-column-properties fo:break-before="auto" style:column-width="5.03mm"/>
    </style:style>
    <style:style style:name="co3" style:family="table-column">
      <style:table-column-properties fo:break-before="auto" style:column-width="4.2mm"/>
    </style:style>
    <style:style style:name="co4" style:family="table-column">
      <style:table-column-properties fo:break-before="auto" style:column-width="8.89mm"/>
    </style:style>
    <style:style style:name="co5" style:family="table-column">
      <style:table-column-properties fo:break-before="auto" style:column-width="6.14mm"/>
    </style:style>
    <style:style style:name="co6" style:family="table-column">
      <style:table-column-properties fo:break-before="auto" style:column-width="25.4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w_s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ftt</text:p>
          </table:table-cell>
          <table:table-cell office:value-type="string" calcext:value-type="string">
            <text:p>vols</text:p>
          </table:table-cell>
          <table:table-cell office:value-type="string" calcext:value-type="string">
            <text:p>bpr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69725243924043" calcext:value-type="float">
            <text:p>2,6972524392</text:p>
          </table:table-cell>
          <table:table-cell table:formula="of:=[.E2]*(1+0.15*POWER([.F2]/[.D2];4))" office:value-type="float" office:value="1.49620102205807" calcext:value-type="float">
            <text:p>1,49620102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0274756075957" calcext:value-type="float">
            <text:p>2,3027475608</text:p>
          </table:table-cell>
          <table:table-cell table:formula="of:=[.E3]*(1+0.15*POWER([.F3]/[.D3];4))" office:value-type="float" office:value="5.21770871290704" calcext:value-type="float">
            <text:p>5,21770871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69725243924043" calcext:value-type="float">
            <text:p>2,6972524392</text:p>
          </table:table-cell>
          <table:table-cell table:formula="of:=[.E4]*(1+0.15*POWER([.F4]/[.D4];4))" office:value-type="float" office:value="8.93921635292914" calcext:value-type="float">
            <text:p>8,939216352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0274756075957" calcext:value-type="float">
            <text:p>2,3027475608</text:p>
          </table:table-cell>
          <table:table-cell table:formula="of:=[.E5]*(1+0.15*POWER([.F5]/[.D5];4))" office:value-type="float" office:value="5.21770871290704" calcext:value-type="float">
            <text:p>5,2177087129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Path</text:p>
          </table:table-cell>
          <table:table-cell office:value-type="string" calcext:value-type="string">
            <text:p>Path Cost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→2→4</text:p>
          </table:table-cell>
          <table:table-cell table:formula="of:=SUM([.G2];[.G4])" office:value-type="float" office:value="10.4354173749872" calcext:value-type="float">
            <text:p>10,4354173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→3→4</text:p>
          </table:table-cell>
          <table:table-cell table:formula="of:=[.G3]+[.G5]" office:value-type="float" office:value="10.4354174258141" calcext:value-type="float">
            <text:p>10,4354174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5T09:42:38.520000000</dc:date>
    <meta:editing-duration>PT2M25S</meta:editing-duration>
    <meta:editing-cycles>1</meta:editing-cycles>
    <meta:document-statistic meta:table-count="1" meta:cell-count="41" meta:object-count="0"/>
    <meta:generator>LibreOffice/5.1.4.2$Windows_x86 LibreOffice_project/f99d75f39f1c57ebdd7ffc5f42867c12031db97a</meta:generator>
  </office:meta>
</office:document-meta>
</file>